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0000002560000006B381682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tachmann/T1c85e3</text:span></text:p>
            <text:p text:style-name="P2"><text:span text:style-name="T3">CVSROOT=“:pserver:tachmann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6-10-24T10:29:31</meta:creation-date>
    <dc:date>2011-02-16T14:56:09</dc:date>
    <dc:language>de-DE</dc:language>
    <meta:editing-cycles>32</meta:editing-cycles>
    <meta:editing-duration>PT10H03M31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